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roperties" style:family="table">
      <style:table-properties style:width="13.63cm" fo:margin-left="1.199cm" fo:margin-right="2.171cm" table:align="margins"/>
    </style:style>
    <style:style style:name="Properties.A" style:family="table-column">
      <style:table-column-properties style:column-width="3.138cm" style:rel-column-width="15088*"/>
    </style:style>
    <style:style style:name="Properties.B" style:family="table-column">
      <style:table-column-properties style:column-width="10.492cm" style:rel-column-width="50447*"/>
    </style:style>
    <style:style style:name="Properties.A1" style:family="table-cell">
      <style:table-cell-properties fo:padding="0.097cm" fo:border-left="0.002cm solid #000000" fo:border-right="none" fo:border-top="0.002cm solid #000000" fo:border-bottom="0.002cm solid #000000"/>
    </style:style>
    <style:style style:name="Properties.B1" style:family="table-cell">
      <style:table-cell-properties fo:padding="0.097cm" fo:border="0.002cm solid #000000"/>
    </style:style>
    <style:style style:name="Properties.A2" style:family="table-cell">
      <style:table-cell-properties fo:padding="0.097cm" fo:border-left="0.002cm solid #000000" fo:border-right="none" fo:border-top="none" fo:border-bottom="0.002cm solid #000000"/>
    </style:style>
    <style:style style:name="Propertie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ignature">
      <style:paragraph-properties fo:text-align="center" style:justify-single-word="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ext_20_body">
      <style:paragraph-properties fo:margin-left="0.935cm" fo:margin-right="0.967cm" fo:text-indent="0cm" style:auto-text-indent="false" fo:padding="0.049cm" fo:border-left="0.002cm solid #000000" fo:border-right="0.002cm solid #000000" fo:border-top="none" fo:border-bottom="none" style:shadow="none"/>
      <style:text-properties style:font-name="Courier New"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14">
      <style:paragraph-properties fo:text-align="justify" style:justify-single-word="false"/>
    </style:style>
    <style:style style:name="P9" style:family="paragraph" style:parent-style-name="Standard" style:list-style-name="L15">
      <style:paragraph-properties fo:text-align="justify" style:justify-single-word="false"/>
    </style:style>
    <style:style style:name="P10" style:family="paragraph" style:parent-style-name="Standard" style:list-style-name="L5">
      <style:paragraph-properties fo:text-align="justify" style:justify-single-word="false"/>
    </style:style>
    <style:style style:name="P11" style:family="paragraph" style:parent-style-name="Standard" style:list-style-name="L16"/>
    <style:style style:name="P12" style:family="paragraph" style:parent-style-name="Standard">
      <style:paragraph-properties fo:margin-left="0.984cm" fo:margin-right="1.016cm" fo:text-align="justify" style:justify-single-word="false" fo:text-indent="0cm" style:auto-text-indent="false" fo:padding="0.049cm" fo:border="0.002cm solid #000000" style:shadow="none">
        <style:tab-stops/>
      </style:paragraph-properties>
      <style:text-properties style:font-name="Courier New"/>
    </style:style>
    <style:style style:name="P13" style:family="paragraph" style:parent-style-name="Standard">
      <style:paragraph-properties fo:margin-left="0.984cm" fo:margin-right="1.016cm" fo:text-align="justify" style:justify-single-word="false" fo:text-indent="0cm" style:auto-text-indent="false" fo:padding="0.049cm" fo:border="0.002cm solid #000000" style:shadow="none">
        <style:tab-stops/>
      </style:paragraph-properties>
      <style:text-properties style:font-name="Courier New"/>
    </style:style>
    <style:style style:name="P14" style:family="paragraph" style:parent-style-name="Standard">
      <style:paragraph-properties fo:margin-left="0.984cm" fo:margin-right="1.016cm" fo:text-align="justify" style:justify-single-word="false" fo:text-indent="0cm" style:auto-text-indent="false" fo:padding="0.049cm" fo:border="0.002cm solid #000000" style:shadow="none">
        <style:tab-stops/>
      </style:paragraph-properties>
    </style:style>
    <style:style style:name="P15" style:family="paragraph" style:parent-style-name="Standard">
      <style:paragraph-properties fo:margin-left="1.016cm" fo:margin-right="1.016cm" fo:text-align="justify" style:justify-single-word="false" fo:text-indent="0cm" style:auto-text-indent="false" fo:padding="0.049cm" fo:border="0.002cm solid #000000" style:shadow="none"/>
      <style:text-properties style:font-name="Courier New" fo:font-size="10pt" style:font-size-asian="10pt" style:font-size-complex="10pt"/>
    </style:style>
    <style:style style:name="P16" style:family="paragraph" style:parent-style-name="Standard">
      <style:paragraph-properties fo:margin-left="0.984cm" fo:margin-right="1.076cm" fo:text-align="justify" style:justify-single-word="false" fo:text-indent="0cm" style:auto-text-indent="false" fo:padding="0.049cm" fo:border="0.002cm solid #000000" style:shadow="none"/>
      <style:text-properties style:font-name="Courier New" fo:font-size="10pt" style:font-size-asian="10pt" style:font-size-complex="10pt"/>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paragraph-properties fo:text-align="justify" style:justify-single-word="false"/>
    </style:style>
    <style:style style:name="P21" style:family="paragraph" style:parent-style-name="Text_20_body" style:list-style-name="L6">
      <style:paragraph-properties fo:text-align="justify" style:justify-single-word="false"/>
    </style:style>
    <style:style style:name="P22" style:family="paragraph" style:parent-style-name="Text_20_body" style:list-style-name="L7">
      <style:paragraph-properties fo:text-align="justify" style:justify-single-word="false"/>
    </style:style>
    <style:style style:name="P23" style:family="paragraph" style:parent-style-name="Text_20_body" style:list-style-name="L8">
      <style:paragraph-properties fo:text-align="justify" style:justify-single-word="false"/>
    </style:style>
    <style:style style:name="P24" style:family="paragraph" style:parent-style-name="Text_20_body" style:list-style-name="L13">
      <style:paragraph-properties fo:text-align="justify" style:justify-single-word="false"/>
    </style:style>
    <style:style style:name="P25" style:family="paragraph" style:parent-style-name="Text_20_body" style:list-style-name="L17">
      <style:paragraph-properties fo:text-align="justify" style:justify-single-word="false"/>
    </style:style>
    <style:style style:name="P26" style:family="paragraph" style:parent-style-name="Text_20_body" style:list-style-name="L13"/>
    <style:style style:name="P27" style:family="paragraph" style:parent-style-name="Text_20_body" style:list-style-name="L13">
      <style:text-properties style:font-name="Courier New" fo:font-weight="bold" style:font-weight-asian="bold" style:font-weight-complex="bold"/>
    </style:style>
    <style:style style:name="P28" style:family="paragraph" style:parent-style-name="Text_20_body" style:list-style-name="L5">
      <style:paragraph-properties fo:margin-left="2.501cm" fo:margin-right="0cm" fo:text-align="justify" style:justify-single-word="false" fo:text-indent="-0.635cm" style:auto-text-indent="false"/>
    </style:style>
    <style:style style:name="P29" style:family="paragraph" style:parent-style-name="Text_20_body" style:list-style-name="Numbering_20_1" style:master-page-name="">
      <style:paragraph-properties fo:margin-left="0.935cm" fo:margin-right="0.967cm" fo:margin-top="0cm" fo:margin-bottom="0cm" fo:text-indent="0cm" style:auto-text-indent="false" style:page-number="auto" fo:padding="0.049cm" fo:border-left="0.002cm solid #000000" fo:border-right="0.002cm solid #000000" fo:border-top="none" fo:border-bottom="none" style:shadow="none"/>
      <style:text-properties style:font-name="Courier New" fo:font-size="10pt" style:font-size-asian="10pt" style:font-size-complex="10pt"/>
    </style:style>
    <style:style style:name="P30" style:family="paragraph" style:parent-style-name="Text_20_body" style:list-style-name="Numbering_20_1">
      <style:paragraph-properties fo:margin-left="0.935cm" fo:margin-right="0.967cm" fo:margin-top="0cm" fo:margin-bottom="0cm" fo:text-indent="0cm" style:auto-text-indent="false" fo:padding="0.049cm" fo:border-left="0.002cm solid #000000" fo:border-right="0.002cm solid #000000" fo:border-top="none" fo:border-bottom="none" style:shadow="none"/>
      <style:text-properties style:font-name="Courier New" fo:font-size="10pt" style:font-size-asian="10pt" style:font-size-complex="10pt"/>
    </style:style>
    <style:style style:name="P31" style:family="paragraph" style:parent-style-name="Heading_20_1">
      <style:paragraph-properties fo:text-align="justify" style:justify-single-word="false"/>
    </style:style>
    <style:style style:name="P32" style:family="paragraph" style:parent-style-name="Heading_20_2">
      <style:paragraph-properties fo:break-before="page"/>
    </style:style>
    <style:style style:name="P33" style:family="paragraph" style:parent-style-name="Heading_20_3">
      <style:paragraph-properties fo:break-before="page"/>
    </style:style>
    <style:style style:name="P34" style:family="paragraph" style:parent-style-name="Table_20_Contents" style:list-style-name="L9">
      <style:text-properties style:font-name="Courier New"/>
    </style:style>
    <style:style style:name="P35" style:family="paragraph" style:parent-style-name="Table_20_Contents" style:list-style-name="L10">
      <style:text-properties style:font-name="Courier New"/>
    </style:style>
    <style:style style:name="P36" style:family="paragraph" style:parent-style-name="Table_20_Contents" style:list-style-name="L11">
      <style:text-properties style:font-name="Courier New"/>
    </style:style>
    <style:style style:name="P37" style:family="paragraph" style:parent-style-name="Table_20_Contents" style:list-style-name="L12">
      <style:text-properties style:font-name="Courier New"/>
    </style:style>
    <style:style style:name="P38" style:family="paragraph">
      <style:paragraph-properties fo:text-align="center"/>
    </style:style>
    <style:style style:name="P39" style:family="paragraph">
      <style:paragraph-properties fo:text-align="start"/>
    </style:style>
    <style:style style:name="P40" style:family="paragraph">
      <style:paragraph-properties fo:text-align="start"/>
      <style:text-properties style:font-name="Courier New"/>
    </style:style>
    <style:style style:name="P41" style:family="paragraph">
      <style:paragraph-properties fo:text-align="start"/>
      <style:text-properties style:font-name="Courier New" fo:font-size="10pt" style:font-size-asian="10pt" style:font-size-complex="10pt"/>
    </style:style>
    <style:style style:name="P42" style:family="paragraph">
      <style:paragraph-properties fo:text-align="start"/>
      <style:text-properties style:font-name="Courier New" fo:font-size="10pt" fo:font-style="italic" style:font-size-asian="10pt" style:font-style-asian="italic" style:font-size-complex="10pt" style:font-style-complex="italic"/>
    </style:style>
    <style:style style:name="P43" style:family="paragraph">
      <style:paragraph-properties fo:text-align="center"/>
      <style:text-properties style:font-name="Arial"/>
    </style:style>
    <style:style style:name="P44" style:family="paragraph">
      <style:paragraph-properties fo:text-align="center"/>
      <style:text-properties fo:font-size="14pt" fo:font-weight="bold" style:font-size-asian="14pt" style:font-weight-asian="bold" style:font-size-complex="14pt" style:font-weight-complex="bold"/>
    </style:style>
    <style:style style:name="P45" style:family="paragraph">
      <style:paragraph-properties fo:text-align="center"/>
      <style:text-properties fo:font-weight="bold" style:font-weight-asian="bold" style:font-weight-complex="bold"/>
    </style:style>
    <style:style style:name="T1" style:family="text">
      <style:text-properties style:font-name="Courier New"/>
    </style:style>
    <style:style style:name="T2" style:family="text">
      <style:text-properties style:font-name="Courier New" style:font-name-asian="Times New Roman1" style:font-name-complex="Times New Roman1"/>
    </style:style>
    <style:style style:name="T3" style:family="text">
      <style:text-properties style:font-name="Courier New"/>
    </style:style>
    <style:style style:name="T4" style:family="text">
      <style:text-properties style:font-name="Courier New" fo:font-size="10pt" style:font-size-asian="10pt" style:font-size-complex="10pt"/>
    </style:style>
    <style:style style:name="T5" style:family="text">
      <style:text-properties style:font-name="Courier New" fo:font-size="10pt" fo:font-weight="bold" style:font-size-asian="10pt" style:font-weight-asian="bold" style:font-size-complex="10pt" style:font-weight-complex="bold"/>
    </style:style>
    <style:style style:name="T6" style:family="text">
      <style:text-properties style:font-name="Courier New" fo:font-size="10pt" fo:font-style="italic" style:font-size-asian="10pt" style:font-style-asian="italic" style:font-size-complex="10pt" style:font-style-complex="italic"/>
    </style:style>
    <style:style style:name="T7" style:family="text">
      <style:text-properties style:font-name="Ari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style:font-name="Courier New" fo:font-weight="bold" style:font-weight-asian="bold" style:font-weight-complex="bold"/>
    </style:style>
    <style:style style:name="T1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heads_20_2"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aec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aec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Fine_20_Dashed_20__28_var_29_"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of user-defined protocol<text:line-break/>in PolyORB-HI using ASN.1</text:p>
      <text:p text:style-name="Standard"/>
      <text:p text:style-name="P3">Julien Delange</text:p>
      <text:p text:style-name="P1">11/05/2011</text:p>
      <text:p text:style-name="Standard"/>
      <text:h text:style-name="Heading_20_1" text:outline-level="1">Goal</text:h>
      <text:p text:style-name="P2">The goal of the proposed changes is to define how we can change the way PolyORB-HI communicates with the rest of the system. In other words, how it receives or sends data from/to other entities. The purpose is to rely on well-established standards to describe the protocol, provide flexibility to adapt PolyORB-HI communication stacks with other system while preserving a rigorous development approach.</text:p>
      <text:p text:style-name="Standard"/>
      <text:h text:style-name="Heading_20_1" text:outline-level="1">Actual implementation</text:h>
      <text:p text:style-name="P2">In order to identify each request and entity, ports and entities are mapped from AADL to C constructions in files <text:span text:style-name="T1">deployment.h</text:span> or <text:span text:style-name="T1">deployment.c</text:span> files. The following AADL elements are mapped from AADL to C constructions :</text:p>
      <text:list xml:id="list31581377" text:style-name="L1">
        <text:list-item>
          <text:p text:style-name="P7">Thread ports: each thread port has a C identifier</text:p>
        </text:list-item>
        <text:list-item>
          <text:p text:style-name="P7">Entities: identify the tasks that can send or receive data</text:p>
        </text:list-item>
        <text:list-item>
          <text:p text:style-name="P7">Nodes: identifier for each active computer in the distributed system</text:p>
        </text:list-item>
      </text:list>
      <text:p text:style-name="P2"/>
      <text:p text:style-name="P2">Then, the nodes of the system communicate using messages. Each message has a fixed-bounded size, which is defined at build-time through the <text:span text:style-name="T1">__PO_HI_MESSAGES_MAX_SIZE</text:span> maccro. In addition, the request exchanged by the nodes is mapped into a single common type, <text:span text:style-name="T1">__po_hi_request_t</text:span>. This type contains the values exchanged by the tasks and the information to transport the data (destination port of the request, etc.).</text:p>
      <text:p text:style-name="P2"/>
      <text:p text:style-name="P2">Actually, in PolyORB-HI, the mechanism to exchange data is like this :</text:p>
      <text:p text:style-name="Standard"><draw:line text:anchor-type="paragraph" draw:z-index="15" draw:style-name="gr4" draw:text-style-name="P38" svg:x1="10.405cm" svg:y1="7.844cm" svg:x2="12.098cm" svg:y2="7.844cm"><text:p/></draw:line><draw:line text:anchor-type="paragraph" draw:z-index="14" draw:style-name="gr4" draw:text-style-name="P38" svg:x1="4.161cm" svg:y1="7.809cm" svg:x2="6.101cm" svg:y2="7.809cm"><text:p/></draw:line><draw:line text:anchor-type="paragraph" draw:z-index="13" draw:style-name="gr5" draw:text-style-name="P38" svg:x1="4.09cm" svg:y1="4.47cm" svg:x2="5.501cm" svg:y2="4.47cm"><text:p/></draw:line><draw:line text:anchor-type="paragraph" draw:z-index="12" draw:style-name="gr5" draw:text-style-name="P38" svg:x1="10.44cm" svg:y1="4.449cm" svg:x2="11.851cm" svg:y2="4.449cm"><text:p/></draw:line><draw:line text:anchor-type="paragraph" draw:z-index="11" draw:style-name="gr4" draw:text-style-name="P38" svg:x1="10.264cm" svg:y1="1.626cm" svg:x2="11.675cm" svg:y2="1.626cm"><text:p/></draw:line><draw:line text:anchor-type="paragraph" draw:z-index="10" draw:style-name="gr4" draw:text-style-name="P38" svg:x1="4.443cm" svg:y1="1.591cm" svg:x2="5.96cm" svg:y2="1.591cm"><text:p/></draw:line><draw:ellipse text:anchor-type="paragraph" draw:z-index="9" draw:style-name="gr2" draw:text-style-name="P38" svg:width="3.917cm" svg:height="1.306cm" svg:x="12.099cm" svg:y="7.138cm"><text:p text:style-name="P38">Receiver task</text:p></draw:ellipse><draw:rect text:anchor-type="paragraph" draw:z-index="8" draw:style-name="gr2" draw:text-style-name="P38" svg:width="4.305cm" svg:height="1.165cm" svg:x="6.101cm" svg:y="7.271cm"><text:p text:style-name="P38">Request</text:p></draw:rect><draw:rect text:anchor-type="paragraph" draw:z-index="7" draw:style-name="gr2" draw:text-style-name="P38" svg:width="4.164cm" svg:height="1.447cm" svg:x="-0.002cm" svg:y="7.024cm"><text:p text:style-name="P38">Message</text:p></draw:rect><draw:ellipse text:anchor-type="paragraph" draw:z-index="6" draw:style-name="gr2" draw:text-style-name="P38" svg:width="4.234cm" svg:height="1.482cm" svg:x="-0.143cm" svg:y="3.708cm"><text:p text:style-name="P38">Driver</text:p></draw:ellipse><draw:ellipse text:anchor-type="paragraph" draw:z-index="5" draw:style-name="gr2" draw:text-style-name="P38" svg:width="4.234cm" svg:height="1.482cm" svg:x="11.852cm" svg:y="3.778cm"><text:p text:style-name="P38">Driver</text:p></draw:ellipse><draw:custom-shape text:anchor-type="paragraph" draw:z-index="4" draw:style-name="gr3" draw:text-style-name="P38" svg:width="5.187cm" svg:height="2.188cm" svg:x="5.572cm" svg:y="3.461cm"><text:p text:style-name="P38">Network/bus</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ellipse text:anchor-type="paragraph" draw:z-index="3" draw:style-name="gr2" draw:text-style-name="P38" svg:width="3.917cm" svg:height="1.306cm" svg:x="0.527cm" svg:y="0.921cm"><text:p text:style-name="P38">Emitter task</text:p></draw:ellipse><draw:rect text:anchor-type="paragraph" draw:z-index="2" draw:style-name="gr2" draw:text-style-name="P38" svg:width="4.164cm" svg:height="1.447cm" svg:x="11.675cm" svg:y="0.991cm"><text:p text:style-name="P38">Message</text:p></draw:rect><draw:rect text:anchor-type="paragraph" draw:z-index="1" draw:style-name="gr2" draw:text-style-name="P38" svg:width="4.305cm" svg:height="1.165cm" svg:x="5.96cm" svg:y="1.062cm"><text:p text:style-name="P38">Request</text:p></draw:rect></text:p>
      <text:p text:style-name="Standard"/>
      <text:p text:style-name="Standard"><draw:line text:anchor-type="paragraph" draw:z-index="17" draw:style-name="gr4" draw:text-style-name="P38" svg:x1="1.953cm" svg:y1="4.216cm" svg:x2="1.985cm" svg:y2="5.906cm"><text:p/></draw:line><draw:line text:anchor-type="paragraph" draw:z-index="16" draw:style-name="gr4" draw:text-style-name="P38" svg:x1="13.891cm" svg:y1="1.464cm" svg:x2="13.891cm" svg:y2="2.805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Calls graph</text:h>
      <text:p text:style-name="Standard"/>
      <text:p text:style-name="Standard"><text:bookmark-start text:name="__DdeLink__842_809556869"/>And there is the actual function calls used to transport a data from one task to another.</text:p>
      <text:p text:style-name="Standard"/>
      <text:p text:style-name="Standard"><draw:rect text:anchor-type="paragraph" draw:z-index="18" draw:style-name="gr6" draw:text-style-name="P40" svg:width="8.035cm" svg:height="2.218cm" svg:x="8.932cm" svg:y="0.005cm"><text:p text:style-name="P39"><text:span text:style-name="T1">po_hi_transport_send </text:span></text:p><text:p text:style-name="P39"><text:span text:style-name="T1">(__po_hi_task_id task_id,</text:span></text:p><text:p text:style-name="P39"><text:span text:style-name="T1"><text:s/></text:span><text:span text:style-name="T1">__po_hi_global_port_t port_id)</text:span></text:p></draw:rect><draw:line text:anchor-type="paragraph" draw:z-index="21" draw:style-name="gr8" draw:text-style-name="P38" svg:x1="1.39cm" svg:y1="0.072cm" svg:x2="1.39cm" svg:y2="5.826cm"><text:p/></draw:line><draw:rect text:anchor-type="paragraph" draw:z-index="27" draw:style-name="gr10" draw:text-style-name="P41" svg:width="6.252cm" svg:height="2.349cm" svg:x="1.753cm" svg:y="0.072cm"><text:p text:style-name="P39"><text:span text:style-name="T4">__po_hi_gqueue_store_out</text:span><text:span text:style-name="T4"><text:line-break/></text:span><text:span text:style-name="T4">(__po_hi_task_id task,</text:span></text:p><text:p text:style-name="P39"><text:span text:style-name="T4"><text:s/></text:span><text:span text:style-name="T4">__po_hi_local_port_t port,</text:span></text:p><text:p text:style-name="P39"><text:span text:style-name="T4"><text:s/></text:span><text:span text:style-name="T4">__po_hi_request_t* request);</text:span></text:p></draw:rect><draw:rect text:anchor-type="paragraph" draw:z-index="40" draw:style-name="gr2" draw:text-style-name="P43" svg:width="5.855cm" svg:height="1.026cm" draw:transform="rotate (1.5707963267946) translate (-0.0635cm 5.89315277777778cm)"><text:p text:style-name="P38"><text:span text:style-name="T7">Called by the sending task</text:span><text:span text:style-name="T7"><text:line-break/></text:span><text:span text:style-name="T7">(application-level task)</text:span></text:p></draw:rect></text:p>
      <text:p text:style-name="Standard"/>
      <text:p text:style-name="Standard"><draw:line text:anchor-type="paragraph" draw:z-index="30" draw:style-name="gr11" draw:text-style-name="P38" svg:x1="8.005cm" svg:y1="0.355cm" svg:x2="8.933cm" svg:y2="0.355cm"><text:p/></draw:line></text:p>
      <text:p text:style-name="Standard"/>
      <text:p text:style-name="Standard"><draw:line text:anchor-type="paragraph" draw:z-index="31" draw:style-name="gr11" draw:text-style-name="P38" svg:x1="12.668cm" svg:y1="0.275cm" svg:x2="12.668cm" svg:y2="1.614cm"><text:p/></draw:line></text:p>
      <text:p text:style-name="Standard"/>
      <text:p text:style-name="Standard"/>
      <text:p text:style-name="Standard"><draw:rect text:anchor-type="paragraph" draw:z-index="19" draw:style-name="gr6" draw:text-style-name="P41" svg:width="4.07cm" svg:height="2.299cm" svg:x="2.879cm" svg:y="0.12cm"><text:p text:style-name="P39"><text:span text:style-name="T4">write</text:span><text:span text:style-name="T4"><text:line-break/></text:span><text:span text:style-name="T4">(int fd,</text:span><text:span text:style-name="T4"><text:line-break/></text:span><text:span text:style-name="T4">char* buf,</text:span><text:span text:style-name="T4"><text:line-break/></text:span><text:span text:style-name="T4">int size);</text:span></text:p></draw:rect><draw:rect text:anchor-type="paragraph" draw:z-index="23" draw:style-name="gr9" draw:text-style-name="P41" svg:width="7.675cm" svg:height="2.299cm" svg:x="8.962cm" svg:y="0.153cm"><text:p text:style-name="P39"><text:span text:style-name="T4">__po_hi_marshall_request</text:span></text:p><text:p text:style-name="P39"><text:span text:style-name="T4">(__po_hi_request_t request,</text:span></text:p><text:p text:style-name="P39"><text:span text:style-name="T4">__po_hi_msg_t msg);</text:span></text:p></draw:rect></text:p>
      <text:p text:style-name="Standard"/>
      <text:p text:style-name="Standard"><draw:line text:anchor-type="paragraph" draw:z-index="32" draw:style-name="gr11" draw:text-style-name="P38" svg:x1="8.962cm" svg:y1="0.386cm" svg:x2="6.948cm" svg:y2="0.386cm"><text:p/></draw:line></text:p>
      <text:p text:style-name="Standard"/>
      <text:p text:style-name="Standard"><draw:line text:anchor-type="paragraph" draw:z-index="35" draw:style-name="gr11" draw:text-style-name="P38" svg:x1="4.796cm" svg:y1="0.471cm" svg:x2="6.615cm" svg:y2="1.233cm"><text:p/></draw:line></text:p>
      <text:p text:style-name="Standard"><draw:custom-shape text:anchor-type="paragraph" draw:z-index="20" draw:style-name="gr7" draw:text-style-name="P38" svg:width="5.187cm" svg:height="2.188cm" svg:x="5.87cm" svg:y="0.459cm"><text:p text:style-name="P38">Network/bus</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Standard"/>
      <text:p text:style-name="Standard"/>
      <text:p text:style-name="Standard"><draw:rect text:anchor-type="paragraph" draw:z-index="41" draw:style-name="gr2" draw:text-style-name="P43" svg:width="6.391cm" svg:height="1.026cm" draw:transform="rotate (1.5707963267946) translate (-0.0635cm 6.86681944444444cm)"><text:p text:style-name="P38"><text:span text:style-name="T7">Called by the poller of the driver</text:span></text:p><text:p text:style-name="P38"><text:span text:style-name="T7">(architecture-level task)</text:span></text:p></draw:rect></text:p>
      <text:p text:style-name="Standard"><draw:line text:anchor-type="paragraph" draw:z-index="36" draw:style-name="gr11" draw:text-style-name="P38" svg:x1="6.186cm" svg:y1="0.22cm" svg:x2="4.895cm" svg:y2="0.971cm"><text:p/></draw:line></text:p>
      <text:p text:style-name="Standard"><draw:rect text:anchor-type="paragraph" draw:z-index="22" draw:style-name="gr6" draw:text-style-name="P41" svg:width="4.003cm" svg:height="2.299cm" svg:x="2.813cm" svg:y="0.485cm"><text:p text:style-name="P39"><text:span text:style-name="T4">recv</text:span><text:span text:style-name="T4"><text:line-break/></text:span><text:span text:style-name="T4">(int fd,</text:span><text:span text:style-name="T4"><text:line-break/></text:span><text:span text:style-name="T4">char* buf,</text:span><text:span text:style-name="T4"><text:line-break/></text:span><text:span text:style-name="T4">int size);</text:span></text:p></draw:rect><draw:rect text:anchor-type="paragraph" draw:z-index="24" draw:style-name="gr9" draw:text-style-name="P41" svg:width="7.675cm" svg:height="2.299cm" svg:x="8.763cm" svg:y="0.485cm"><text:p text:style-name="P39"><text:span text:style-name="T4">__po_hi_unmarshall_request</text:span></text:p><text:p text:style-name="P39"><text:span text:style-name="T4">(__po_hi_request_t request,</text:span></text:p><text:p text:style-name="P39"><text:span text:style-name="T4">__po_hi_msg_t msg);</text:span></text:p></draw:rect></text:p>
      <text:p text:style-name="Standard"/>
      <text:p text:style-name="Standard"/>
      <text:p text:style-name="Standard"><draw:line text:anchor-type="paragraph" draw:z-index="33" draw:style-name="gr11" draw:text-style-name="P38" svg:x1="6.816cm" svg:y1="0.191cm" svg:x2="8.763cm" svg:y2="0.191cm"><text:p/></draw:line></text:p>
      <text:p text:style-name="Standard"/>
      <text:p text:style-name="Standard"><draw:line text:anchor-type="paragraph" draw:z-index="34" draw:style-name="gr11" draw:text-style-name="P38" svg:x1="12.337cm" svg:y1="0.349cm" svg:x2="12.337cm" svg:y2="0.838cm"><text:p/></draw:line></text:p>
      <text:p text:style-name="Standard"><draw:rect text:anchor-type="paragraph" draw:z-index="26" draw:style-name="gr10" draw:text-style-name="P41" svg:width="6.815cm" svg:height="2.05cm" svg:x="1.455cm" svg:y="0.386cm"><text:p text:style-name="P39"><text:span text:style-name="T4">__po_hi_gqueue_store_in</text:span><text:span text:style-name="T4"><text:line-break/></text:span><text:span text:style-name="T4">(__po_hi_task_id task,</text:span></text:p><text:p text:style-name="P39"><text:span text:style-name="T4"><text:s/></text:span><text:span text:style-name="T4">__po_hi_local_port_t port,</text:span></text:p><text:p text:style-name="P39"><text:span text:style-name="T4"><text:s/></text:span><text:span text:style-name="T4">__po_hi_request_t* request);</text:span></text:p></draw:rect><draw:rect text:anchor-type="paragraph" draw:z-index="25" draw:style-name="gr9" draw:text-style-name="P41" svg:width="6.647cm" svg:height="2.184cm" svg:x="10.155cm" svg:y="0.351cm"><text:p text:style-name="P39"><text:span text:style-name="T4">__po_hi_main_deliver</text:span></text:p><text:p text:style-name="P39"><text:span text:style-name="T4"><text:s text:c="3"/></text:span><text:span text:style-name="T4">(__po_hi_request_t request);</text:span></text:p></draw:rect></text:p>
      <text:p text:style-name="Standard"/>
      <text:p text:style-name="Standard"><draw:line text:anchor-type="paragraph" draw:z-index="37" draw:style-name="gr11" draw:text-style-name="P38" svg:x1="10.155cm" svg:y1="0.469cm" svg:x2="8.269cm" svg:y2="0.469cm"><text:p/></draw:line></text:p>
      <text:p text:style-name="Standard"/>
      <text:p text:style-name="Standard"/>
      <text:p text:style-name="Standard"><draw:line text:anchor-type="paragraph" draw:z-index="38" draw:style-name="gr11" draw:text-style-name="P38" svg:x1="4.763cm" svg:y1="0.002cm" svg:x2="4.797cm" svg:y2="4.165cm"><text:p/></draw:line></text:p>
      <text:p text:style-name="Standard"><draw:rect text:anchor-type="paragraph" draw:z-index="42" draw:style-name="gr2" draw:text-style-name="P43" svg:width="5.855cm" svg:height="1.026cm" draw:transform="rotate (1.5707963267946) translate (-0.0635cm 7.1755cm)"><text:p text:style-name="P38"><text:span text:style-name="T7">Called by the receiving task</text:span><text:span text:style-name="T7"><text:line-break/></text:span><text:span text:style-name="T7">(application-level task)</text:span></text:p></draw:rect></text:p>
      <text:p text:style-name="Standard"/>
      <text:p text:style-name="Standard"/>
      <text:p text:style-name="Standard"/>
      <text:p text:style-name="Standard"/>
      <text:p text:style-name="Standard"><draw:rect text:anchor-type="paragraph" draw:z-index="28" draw:style-name="gr10" draw:text-style-name="P41" svg:width="6.815cm" svg:height="2.05cm" svg:x="1.392cm" svg:y="1.244cm"><text:p text:style-name="P39"><text:span text:style-name="T4">__po_hi_gqueue_get_value</text:span><text:span text:style-name="T4"><text:line-break/></text:span><text:span text:style-name="T4">(__po_hi_task_id task,</text:span></text:p><text:p text:style-name="P39"><text:span text:style-name="T4"><text:s/></text:span><text:span text:style-name="T4">__po_hi_local_port_t port,</text:span></text:p><text:p text:style-name="P39"><text:span text:style-name="T4"><text:s/></text:span><text:span text:style-name="T4">__po_hi_request_t* request);</text:span></text:p></draw:rect><draw:rect text:anchor-type="paragraph" draw:z-index="29" draw:style-name="gr2" draw:text-style-name="P42" svg:width="7.707cm" svg:height="2.05cm" svg:x="9.063cm" svg:y="1.259cm"><text:p text:style-name="P39"><text:span text:style-name="T6">call to application functions</text:span></text:p></draw:rect></text:p>
      <text:p text:style-name="Standard"/>
      <text:p text:style-name="Standard"><draw:line text:anchor-type="paragraph" draw:z-index="39" draw:style-name="gr11" draw:text-style-name="P38" svg:x1="8.206cm" svg:y1="1.141cm" svg:x2="9.063cm" svg:y2="1.141cm"><text:p/></draw:line></text:p>
      <text:p text:style-name="Standard"/>
      <text:p text:style-name="Standard"/>
      <text:p text:style-name="Standard"/>
      <text:p text:style-name="Standard"/>
      <text:p text:style-name="Standard"><draw:line text:anchor-type="paragraph" draw:z-index="43" draw:style-name="gr1" draw:text-style-name="P38" svg:x1="-0.064cm" svg:y1="-4.949cm" svg:x2="16.834cm" svg:y2="-4.958cm"><text:p/></draw:line></text:p>
      <text:p text:style-name="Standard"/>
      <text:p text:style-name="Standard"><draw:line text:anchor-type="paragraph" draw:z-index="0" draw:style-name="gr1" draw:text-style-name="P38" svg:x1="-0.064cm" svg:y1="-13.95cm" svg:x2="16.834cm" svg:y2="-13.959cm"><text:p/></draw:line></text:p>
      <text:p text:style-name="Standard"><draw:rect text:anchor-type="paragraph" draw:z-index="56" draw:style-name="gr10" draw:text-style-name="P38" svg:width="5.225cm" svg:height="1.223cm" svg:x="0.332cm" svg:y="0.418cm"><text:p text:style-name="P38">Runtime code (PolyORB-HI)</text:p></draw:rect><draw:rect text:anchor-type="paragraph" draw:z-index="57" draw:style-name="gr9" draw:text-style-name="P38" svg:width="5.225cm" svg:height="1.223cm" svg:x="6.152cm" svg:y="0.365cm"><text:p text:style-name="P38">Generated code from AADL</text:p></draw:rect><draw:rect text:anchor-type="paragraph" draw:z-index="58" draw:style-name="gr6" draw:text-style-name="P38" svg:width="4.961cm" svg:height="1.223cm" svg:x="11.875cm" svg:y="0.376cm"><text:p text:style-name="P38">Driver-dependent code</text:p></draw:rect></text:p>
      <text:p text:style-name="Standard"/>
      <text:p text:style-name="Standard"/>
      <text:p text:style-name="Standard"/>
      <text:h text:style-name="Heading_20_1" text:outline-level="1"><text:bookmark-end text:name="__DdeLink__842_809556869"/><text:soft-page-break/>Objectives</text:h>
      <text:p text:style-name="Text_20_body">The following objectives are expected in the context of our planned improvements:</text:p>
      <text:list xml:id="list31585683" text:style-name="L2">
        <text:list-item>
          <text:p text:style-name="P17">Ability to define user-defined protocol to exchange data between PolyORB-HI entities</text:p>
        </text:list-item>
        <text:list-item>
          <text:p text:style-name="P17">Rigorous methods for the definition of the protocol by using ASN.1 protocol definition</text:p>
        </text:list-item>
        <text:list-item>
          <text:p text:style-name="P17">Use of several protocols in the same distributed system</text:p>
        </text:list-item>
      </text:list>
      <text:p text:style-name="Text_20_body">However, the following assumptions must not be broken</text:p>
      <text:list xml:id="list31604605" text:style-name="L3">
        <text:list-item>
          <text:p text:style-name="P18">The old message format must be kept to ensure backward compatibility</text:p>
        </text:list-item>
        <text:list-item>
          <text:p text:style-name="P18">PolyORB-HI must provide flexibility but this new functionality must not introduce a dependency on ASN.1 tools (such as ASN1Scc)</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Proposed changes</text:h>
      <text:h text:style-name="Heading_20_2" text:outline-level="2">Modelling</text:h>
      <text:p text:style-name="Text_20_body">We model protocols using virtual bus components. Then, for each virtual bus, it describes how data is transferred:</text:p>
      <text:list xml:id="list31584533" text:style-name="L4">
        <text:list-item>
          <text:p text:style-name="P19">using the traditional messages format of PolyORB-HI-C</text:p>
        </text:list-item>
        <text:list-item>
          <text:p text:style-name="P19">using ASN.1 with the generic packets format generated by PolyORB-HI and Ocarina</text:p>
        </text:list-item>
        <text:list-item>
          <text:p text:style-name="P19">using a user-defined protocol defined using ASN.1 and C files</text:p>
        </text:list-item>
      </text:list>
      <text:p text:style-name="Text_20_body"/>
      <text:p text:style-name="Text_20_body">The following properties are then associated with virtual bus components :</text:p>
      <text:list xml:id="list31581191" text:style-name="L5">
        <text:list-item>
          <text:p text:style-name="P20"><text:span text:style-name="T1">Implemented_As </text:span>points to a component that contains everything for the implementation of the protocol. The component specified by this property is an abstract component that contains the following sub-components:</text:p>
          <text:list>
            <text:list-item>
              <text:p text:style-name="P20"><text:span text:style-name="T1">marshaller</text:span>: classifier of an AADL subprogram component that describes the marshalling function. This <text:span text:style-name="T1">subprogram</text:span> must have two features:</text:p>
              <text:list>
                <text:list-item>
                  <text:p text:style-name="P20">One that specifies the request to be marshalled</text:p>
                </text:list-item>
                <text:list-item>
                  <text:p text:style-name="P20">One that specified the data type to store the request</text:p>
                </text:list-item>
              </text:list>
            </text:list-item>
            <text:list-item>
              <text:p text:style-name="P20"><text:span text:style-name="T1">unmarshaller</text:span>: classifier of an AADL subprogram component that describes the unmarshalling function.</text:p>
            </text:list-item>
            <text:list-item>
              <text:p text:style-name="P10">This <text:span text:style-name="T1">subprogram</text:span> must have two features:</text:p>
              <text:list>
                <text:list-item>
                  <text:p text:style-name="P20">One that specifies the request to be marshalled</text:p>
                </text:list-item>
                <text:list-item>
                  <text:p text:style-name="P20">One that specified the data type to store the request</text:p>
                </text:list-item>
              </text:list>
            </text:list-item>
            <text:list-item>
              <text:p text:style-name="P20"><text:span text:style-name="T1">associated_type</text:span>: classifier of an data component that specify the data type that describes the structure of the protocol.</text:p>
            </text:list-item>
          </text:list>
        </text:list-item>
        <text:list-item>
          <text:p text:style-name="P20"><text:span text:style-name="T1">TASTE::Protocol_Type</text:span> defines the type of protocol to be provided by the virtual bus. Correct values are:</text:p>
        </text:list-item>
        <text:list-item>
          <text:p text:style-name="P28"><text:span text:style-name="T1">STD</text:span>: the virtual bus uses the actual transport method from PolyORB-HI (messages types to be exchanged)</text:p>
        </text:list-item>
        <text:list-item>
          <text:p text:style-name="P28"><text:span text:style-name="T1">ASN1STD</text:span>: the virtual bus uses ASN.1 types but uses the standard packet definition that will be generated by Ocarina</text:p>
        </text:list-item>
        <text:list-item>
          <text:p text:style-name="P28"><text:span text:style-name="T1">ASN1USER</text:span>: the virtual buses uses ASN.1 protocol definition provided by the user with also user-defined functions to marshall/unmarshall data.</text:p>
        </text:list-item>
      </text:list>
      <text:p text:style-name="Text_20_body"/>
      <text:p text:style-name="Text_20_body">The following properties are associated with the bus component</text:p>
      <text:list xml:id="list31593200" text:style-name="L6">
        <text:list-item>
          <text:p text:style-name="P21"><text:span text:style-name="T1">Provided_Virtual_Bus_Class</text:span> to describe which protocols are supported by a <text:span text:style-name="T1">bus</text:span> component. Note that the bus itself can support several protocols. The protocol that is used for a particular connection is specified on the <text:span text:style-name="T1">connection</text:span> itself, using the <text:span text:style-name="T1">Actual_Connection_Binding_Class </text:span>property.</text:p>
        </text:list-item>
      </text:list>
      <text:p text:style-name="Text_20_body"/>
      <text:p text:style-name="Text_20_body"><text:soft-page-break/></text:p>
      <text:p text:style-name="Text_20_body">The following properties are associated with the device component</text:p>
      <text:list xml:id="list31576617" text:style-name="L7">
        <text:list-item>
          <text:p text:style-name="P22"><text:span text:style-name="T1">Provided_Virtual_Bus_Class </text:span>to describe which protocols are supported by a device. This description would provide the ability to make some deployment validation consistency prior to implementation, in order to verify that a bus is accessed by a device that supports its protocols. Then, it would ensure compatibility of connected devices.</text:p>
        </text:list-item>
      </text:list>
      <text:p text:style-name="Text_20_body"/>
      <text:p text:style-name="Text_20_body">The following properties are associated with connections</text:p>
      <text:list xml:id="list31606556" text:style-name="L8">
        <text:list-item>
          <text:p text:style-name="P23"><text:span text:style-name="T1">Actual_Connection_Binding_Class</text:span>: describe the protocol to be used for a particular connection. Note that the classifier specified by this property has to be contained in the list of protocols supported by the bus associated to the connection (list of virtual bus of <text:span text:style-name="T1">Provided_Virtual_Bus_Class </text:span>property)</text:p>
        </text:list-item>
      </text:list>
      <text:p text:style-name="Text_20_body"/>
      <text:h text:style-name="Heading_20_3" text:outline-level="3">Summary of properties to be defined</text:h>
      <text:p text:style-name="Text_20_body"/>
      <table:table table:name="Properties" table:style-name="Properties">
        <table:table-column table:style-name="Properties.A"/>
        <table:table-column table:style-name="Properties.B"/>
        <table:table-row>
          <table:table-cell table:style-name="Properties.A1" office:value-type="string">
            <text:p text:style-name="P4">virtual bus</text:p>
          </table:table-cell>
          <table:table-cell table:style-name="Properties.B1" office:value-type="string">
            <text:list xml:id="list31575342" text:style-name="L9">
              <text:list-item>
                <text:p text:style-name="P34">Implemented_As</text:p>
              </text:list-item>
              <text:list-item>
                <text:p text:style-name="P34">TASTE::Protocol_Type</text:p>
              </text:list-item>
            </text:list>
          </table:table-cell>
        </table:table-row>
        <table:table-row>
          <table:table-cell table:style-name="Properties.A2" office:value-type="string">
            <text:p text:style-name="P4">bus</text:p>
          </table:table-cell>
          <table:table-cell table:style-name="Properties.B2" office:value-type="string">
            <text:list xml:id="list31577641" text:style-name="L10">
              <text:list-item>
                <text:p text:style-name="P35">Provided_Virtual_Bus_Class</text:p>
              </text:list-item>
            </text:list>
          </table:table-cell>
        </table:table-row>
        <table:table-row>
          <table:table-cell table:style-name="Properties.A2" office:value-type="string">
            <text:p text:style-name="P4">device</text:p>
          </table:table-cell>
          <table:table-cell table:style-name="Properties.B2" office:value-type="string">
            <text:list xml:id="list31574993" text:style-name="L11">
              <text:list-item>
                <text:p text:style-name="P36">Provided_Virtual_Bus_Class</text:p>
              </text:list-item>
            </text:list>
          </table:table-cell>
        </table:table-row>
        <table:table-row>
          <table:table-cell table:style-name="Properties.A2" office:value-type="string">
            <text:p text:style-name="P4">connection</text:p>
          </table:table-cell>
          <table:table-cell table:style-name="Properties.B2" office:value-type="string">
            <text:list xml:id="list31576707" text:style-name="L12">
              <text:list-item>
                <text:p text:style-name="P37">Allowed_Connection_Binding_Class</text:p>
              </text:list-item>
            </text:list>
          </table:table-cell>
        </table:table-row>
      </table:table>
      <text:p text:style-name="Text_20_body"/>
      <text:h text:style-name="Heading_20_2" text:outline-level="2">Model example</text:h>
      <text:p text:style-name="Text_20_body"/>
      <text:p text:style-name="Text_20_body">The following model adapts the famous and well-known example “ping” with the new protocol description. In the following, we describe three protocols : one with the standard messaging format, one with ASN.1 but that uses the ASN.1 packets formats from PolyORB-HI and another one that use user-defined marshallers functions and ASN.1 data types. Then, the connection between the processes use the user-defined protocol layer.</text:p>
      <text:p text:style-name="Text_20_body"/>
      <text:p text:style-name="Text_20_body"/>
      <text:list xml:id="list31588952" text:style-name="Numbering_20_1">
        <text:list-item>
          <text:p text:style-name="P29">virtual bus myprotocol</text:p>
        </text:list-item>
        <text:list-item>
          <text:p text:style-name="P30">properties</text:p>
        </text:list-item>
        <text:list-item>
          <text:p text:style-name="P30"><text:s text:c="3"/>Implemented_As =&gt; abstract myprotocol.impl;</text:p>
        </text:list-item>
        <text:list-item>
          <text:p text:style-name="P30"><text:s text:c="3"/>TASTE::Protocol_Type =&gt; ASN1USER; </text:p>
        </text:list-item>
        <text:list-item>
          <text:p text:style-name="P30">end myprotocol;</text:p>
        </text:list-item>
        <text:list-item>
          <text:p text:style-name="P30"/>
        </text:list-item>
        <text:list-item>
          <text:p text:style-name="P30">abstract myprotocol</text:p>
        </text:list-item>
        <text:list-item>
          <text:p text:style-name="P30">end myprotocol;</text:p>
        </text:list-item>
        <text:list-item>
          <text:p text:style-name="P30"/>
        </text:list-item>
        <text:list-item>
          <text:p text:style-name="P30">abstract implementation myprotocol.impl</text:p>
        </text:list-item>
        <text:list-item>
          <text:p text:style-name="P30">subcomponents</text:p>
        </text:list-item>
        <text:list-item>
          <text:p text:style-name="P30"><text:s text:c="3"/>marshaller: subprogram marshaller_func.impl;</text:p>
        </text:list-item>
        <text:list-item>
          <text:p text:style-name="P30"><text:s text:c="3"/>unmarshaller: subprogram unmarshaller_func.impl;</text:p>
        </text:list-item>
        <text:list-item>
          <text:p text:style-name="P30"><text:soft-page-break/><text:s text:c="3"/>associated_type: data prot_type.impl;</text:p>
        </text:list-item>
        <text:list-item>
          <text:p text:style-name="P30">end myprotocol.impl;</text:p>
        </text:list-item>
        <text:list-item>
          <text:p text:style-name="P30"/>
        </text:list-item>
        <text:list-item>
          <text:p text:style-name="P30">subprogram marshaller_func</text:p>
        </text:list-item>
        <text:list-item>
          <text:p text:style-name="P30">features</text:p>
        </text:list-item>
        <text:list-item>
          <text:p text:style-name="P30"><text:s text:c="3"/>req : in parameter request_type.pohic;</text:p>
        </text:list-item>
        <text:list-item>
          <text:p text:style-name="P30"><text:s text:c="3"/>msg : out parameter prot_type;</text:p>
        </text:list-item>
        <text:list-item>
          <text:p text:style-name="P30">end marshaller_func;</text:p>
        </text:list-item>
        <text:list-item>
          <text:p text:style-name="P30"/>
        </text:list-item>
        <text:list-item>
          <text:p text:style-name="P30">subprogram implementation marshaller_func.impl</text:p>
        </text:list-item>
        <text:list-item>
          <text:p text:style-name="P30">properties</text:p>
        </text:list-item>
        <text:list-item>
          <text:p text:style-name="P30"><text:s text:c="3"/>Source_Language =&gt; C;</text:p>
        </text:list-item>
        <text:list-item>
          <text:p text:style-name="P30"><text:s text:c="3"/>Source_Name <text:s text:c="4"/>=&gt; “myprotocol_marshall”;</text:p>
        </text:list-item>
        <text:list-item>
          <text:p text:style-name="P30"><text:s text:c="3"/>Source_Text <text:s text:c="4"/>=&gt; (“myprotocol.c”);</text:p>
        </text:list-item>
        <text:list-item>
          <text:p text:style-name="P30">end marshaller_func.impl;</text:p>
        </text:list-item>
        <text:list-item>
          <text:p text:style-name="P30"/>
        </text:list-item>
        <text:list-item>
          <text:p text:style-name="P30">subprogram unmarshaller_func</text:p>
        </text:list-item>
        <text:list-item>
          <text:p text:style-name="P30">features</text:p>
        </text:list-item>
        <text:list-item>
          <text:p text:style-name="P30"><text:s text:c="3"/>msg : in parameter prot_type;</text:p>
        </text:list-item>
        <text:list-item>
          <text:p text:style-name="P30"><text:s text:c="3"/>req : out parameter request_type.pohic;</text:p>
        </text:list-item>
        <text:list-item>
          <text:p text:style-name="P30">end unmarshaller_func;</text:p>
        </text:list-item>
        <text:list-item>
          <text:p text:style-name="P30"/>
        </text:list-item>
        <text:list-item>
          <text:p text:style-name="P30">subprogram implementation unmarshaller_func.impl</text:p>
        </text:list-item>
        <text:list-item>
          <text:p text:style-name="P30">properties</text:p>
        </text:list-item>
        <text:list-item>
          <text:p text:style-name="P30"><text:s text:c="3"/>Source_Language =&gt; C;</text:p>
        </text:list-item>
        <text:list-item>
          <text:p text:style-name="P30"><text:s text:c="3"/>Source_Name <text:s text:c="4"/>=&gt; “myprotocol_unmarshall”;</text:p>
        </text:list-item>
        <text:list-item>
          <text:p text:style-name="P30"><text:s text:c="3"/>Source_Text <text:s text:c="4"/>=&gt; (“myprotocol.c”);</text:p>
        </text:list-item>
        <text:list-item>
          <text:p text:style-name="P30">end unmarshaller_func.impl;</text:p>
        </text:list-item>
        <text:list-item>
          <text:p text:style-name="P30"/>
        </text:list-item>
        <text:list-item>
          <text:p text:style-name="P30">data prot_type</text:p>
        </text:list-item>
        <text:list-item>
          <text:p text:style-name="P30">properties</text:p>
        </text:list-item>
        <text:list-item>
          <text:p text:style-name="P30"><text:s text:c="3"/>Source_Language =&gt; ASN1;</text:p>
        </text:list-item>
        <text:list-item>
          <text:p text:style-name="P30"><text:s text:c="3"/>Source_Name <text:s text:c="4"/>=&gt; “myprotocol_pkt_t”;</text:p>
        </text:list-item>
        <text:list-item>
          <text:p text:style-name="P30"><text:s text:c="3"/>Source_Text <text:s text:c="4"/>=&gt; (“myprot.asn”);</text:p>
        </text:list-item>
        <text:list-item>
          <text:p text:style-name="P30">end prot_type;</text:p>
        </text:list-item>
        <text:list-item>
          <text:p text:style-name="P30"><text:s/></text:p>
        </text:list-item>
        <text:list-item>
          <text:p text:style-name="P30">data request_type</text:p>
        </text:list-item>
        <text:list-item>
          <text:p text:style-name="P30">end request_type;</text:p>
        </text:list-item>
        <text:list-item>
          <text:p text:style-name="P30"><text:s/></text:p>
        </text:list-item>
        <text:list-item>
          <text:p text:style-name="P30">data implementation request_type.pohic</text:p>
        </text:list-item>
        <text:list-item>
          <text:p text:style-name="P30">properties</text:p>
        </text:list-item>
        <text:list-item>
          <text:p text:style-name="P30"><text:s text:c="3"/>Source_Language =&gt; C;</text:p>
        </text:list-item>
        <text:list-item>
          <text:p text:style-name="P30"><text:s text:c="3"/>Source_Name =&gt; “__po_hi_request_t”;</text:p>
        </text:list-item>
        <text:list-item>
          <text:p text:style-name="P30">end request_type.pohic;</text:p>
        </text:list-item>
        <text:list-item>
          <text:p text:style-name="P30"><text:s/></text:p>
        </text:list-item>
        <text:list-item>
          <text:p text:style-name="P30"/>
        </text:list-item>
        <text:list-item>
          <text:p text:style-name="P30">data prot_type.impl</text:p>
        </text:list-item>
        <text:list-item>
          <text:p text:style-name="P30">end prot_type.impl;</text:p>
        </text:list-item>
        <text:list-item>
          <text:p text:style-name="P30"/>
        </text:list-item>
        <text:list-item>
          <text:p text:style-name="P30">virtual bus protpohic</text:p>
        </text:list-item>
        <text:list-item>
          <text:p text:style-name="P30">end protpohic;</text:p>
        </text:list-item>
        <text:list-item>
          <text:p text:style-name="P30"/>
        </text:list-item>
        <text:list-item>
          <text:p text:style-name="P30">virtual bus implementation protpohic.regular</text:p>
        </text:list-item>
        <text:list-item>
          <text:p text:style-name="P30">properties</text:p>
        </text:list-item>
        <text:list-item>
          <text:p text:style-name="P30"><text:s text:c="3"/>TASTE::Protocol_Type =&gt; STD;</text:p>
        </text:list-item>
        <text:list-item>
          <text:p text:style-name="P30">end protpohic.regular;</text:p>
        </text:list-item>
        <text:list-item>
          <text:p text:style-name="P30"/>
        </text:list-item>
        <text:list-item>
          <text:p text:style-name="P30">virtual bus implementation protpohic.asn1</text:p>
        </text:list-item>
        <text:list-item>
          <text:p text:style-name="P30">properties</text:p>
        </text:list-item>
        <text:list-item>
          <text:p text:style-name="P30"><text:s text:c="3"/>TASTE::Protocol_Type =&gt; ASN1STD;</text:p>
        </text:list-item>
        <text:list-item>
          <text:p text:style-name="P30">protpohic.asn1;</text:p>
        </text:list-item>
        <text:list-item>
          <text:p text:style-name="P30"/>
        </text:list-item>
        <text:list-item>
          <text:p text:style-name="P30">bus multiprotocol</text:p>
        </text:list-item>
        <text:list-item>
          <text:p text:style-name="P30">end multiprotocol;</text:p>
        </text:list-item>
        <text:list-item>
          <text:p text:style-name="P30"><text:soft-page-break/></text:p>
        </text:list-item>
        <text:list-item>
          <text:p text:style-name="P30">device network_sockets</text:p>
        </text:list-item>
        <text:list-item>
          <text:p text:style-name="P30">properties</text:p>
        </text:list-item>
        <text:list-item>
          <text:p text:style-name="P30"><text:s text:c="3"/>Provided_Virtual_Bus_Class =&gt; virtual bus (myprotocol.impl);</text:p>
        </text:list-item>
        <text:list-item>
          <text:p text:style-name="P30">end network_sockets;</text:p>
        </text:list-item>
        <text:list-item>
          <text:p text:style-name="P30"/>
        </text:list-item>
        <text:list-item>
          <text:p text:style-name="P30">device implementation network_sockets.impl</text:p>
        </text:list-item>
        <text:list-item>
          <text:p text:style-name="P30">end network_sockets.impl;</text:p>
        </text:list-item>
        <text:list-item>
          <text:p text:style-name="P30"/>
        </text:list-item>
        <text:list-item>
          <text:p text:style-name="P30">bus implementation multiprotocol.impl</text:p>
        </text:list-item>
        <text:list-item>
          <text:p text:style-name="P30">properties</text:p>
        </text:list-item>
        <text:list-item>
          <text:p text:style-name="P30"><text:s text:c="3"/>Provided_Virtual_Bus_Class =&gt; </text:p>
        </text:list-item>
        <text:list-item>
          <text:p text:style-name="P30"><text:s text:c="14"/>(virtual bus (protpohic.asn1), </text:p>
        </text:list-item>
        <text:list-item>
          <text:p text:style-name="P30"><text:s text:c="15"/>virtual bus (protpohic.regular), </text:p>
        </text:list-item>
        <text:list-item>
          <text:p text:style-name="P30"><text:s text:c="15"/>virtual bus (myprotocol.impl));</text:p>
        </text:list-item>
        <text:list-item>
          <text:p text:style-name="P30">end multiprotocol.impl;</text:p>
        </text:list-item>
        <text:list-item>
          <text:p text:style-name="P30"/>
        </text:list-item>
        <text:list-item>
          <text:p text:style-name="P30">system PING</text:p>
        </text:list-item>
        <text:list-item>
          <text:p text:style-name="P30">end PING;</text:p>
        </text:list-item>
        <text:list-item>
          <text:p text:style-name="P30"/>
        </text:list-item>
        <text:list-item>
          <text:p text:style-name="P30">system implementation PING.Impl</text:p>
        </text:list-item>
        <text:list-item>
          <text:p text:style-name="P30">subcomponents</text:p>
        </text:list-item>
        <text:list-item>
          <text:p text:style-name="P30"><text:s text:c="3"/>Node_A <text:s text:c="2"/>: process A.Impl;</text:p>
        </text:list-item>
        <text:list-item>
          <text:p text:style-name="P30"><text:s text:c="3"/>Node_B <text:s text:c="2"/>: process B.Impl;</text:p>
        </text:list-item>
        <text:list-item>
          <text:p text:style-name="P30"><text:s text:c="3"/>Device_A : device network_sockets.impl;</text:p>
        </text:list-item>
        <text:list-item>
          <text:p text:style-name="P30"><text:s text:c="3"/>Device_B : device network_sockets.impl;</text:p>
        </text:list-item>
        <text:list-item>
          <text:p text:style-name="P30"><text:s text:c="3"/>CPU_A <text:s text:c="3"/>: processor the_processor;</text:p>
        </text:list-item>
        <text:list-item>
          <text:p text:style-name="P30"><text:s text:c="3"/>CPU_B <text:s text:c="3"/>: processor the_processor;</text:p>
        </text:list-item>
        <text:list-item>
          <text:p text:style-name="P30"><text:s text:c="3"/>the_bus <text:s/>: bus multiprotocol.impl;</text:p>
        </text:list-item>
        <text:list-item>
          <text:p text:style-name="P30">connections</text:p>
        </text:list-item>
        <text:list-item>
          <text:p text:style-name="P30"><text:s text:c="3"/>bus access the_bus -&gt; Device_A.thebus;</text:p>
        </text:list-item>
        <text:list-item>
          <text:p text:style-name="P30"><text:s text:c="3"/>bus access the_bus -&gt; Device_B.thebus;</text:p>
        </text:list-item>
        <text:list-item>
          <text:p text:style-name="P30"><text:s text:c="3"/>port Node_A.Out_Port -&gt; Node_B.In_Port</text:p>
        </text:list-item>
        <text:list-item>
          <text:p text:style-name="P30"><text:s text:c="5"/>{Actual_Connection_Binding =&gt; (reference (the_bus));</text:p>
        </text:list-item>
        <text:list-item>
          <text:p text:style-name="P30"><text:s text:c="6"/>Actual_Connection_Binding_Class </text:p>
        </text:list-item>
        <text:list-item>
          <text:p text:style-name="P30"><text:s text:c="14"/>=&gt; virtual bus (myprotocol.impl);};</text:p>
        </text:list-item>
        <text:list-item>
          <text:p text:style-name="P30">properties</text:p>
        </text:list-item>
        <text:list-item>
          <text:p text:style-name="P30"><text:s text:c="3"/>actual_processor_binding</text:p>
        </text:list-item>
        <text:list-item>
          <text:p text:style-name="P30"><text:s text:c="6"/>=&gt; reference (CPU_A) applies to Node_A;</text:p>
        </text:list-item>
        <text:list-item>
          <text:p text:style-name="P30"><text:s text:c="3"/>actual_processor_binding</text:p>
        </text:list-item>
        <text:list-item>
          <text:p text:style-name="P30"><text:s text:c="6"/>=&gt; reference (CPU_B) applies to Node_B;</text:p>
        </text:list-item>
        <text:list-item>
          <text:p text:style-name="P30"><text:s text:c="3"/>actual_processor_binding </text:p>
        </text:list-item>
        <text:list-item>
          <text:p text:style-name="P30"><text:s text:c="6"/>=&gt; (reference (CPU_A)) applies to Device_A;</text:p>
        </text:list-item>
        <text:list-item>
          <text:p text:style-name="P30"><text:s text:c="3"/>actual_processor_binding</text:p>
        </text:list-item>
        <text:list-item>
          <text:p text:style-name="P30"><text:s text:c="6"/>=&gt; (reference (CPU_B)) applies to Device_B;</text:p>
        </text:list-item>
        <text:list-item>
          <text:p text:style-name="P30">end PING.Impl;</text:p>
        </text:list-item>
      </text:list>
      <text:p text:style-name="P5"/>
      <text:h text:style-name="P32" text:outline-level="2">Model validation/verification</text:h>
      <text:p text:style-name="Text_20_body">The are the validation that can be applied on each components and their properties</text:p>
      <text:list xml:id="list31587110" text:style-name="L13">
        <text:list-item>
          <text:p text:style-name="P27">Virtual bus</text:p>
          <text:list>
            <text:list-item>
              <text:p text:style-name="P24">Check that the referenced abstract component contains the marshaller and unmarshaller <text:span text:style-name="T1">subprogram</text:span> components to be used, as well as their associated ASN.1 data type (AADL <text:span text:style-name="T1">data</text:span> components)</text:p>
            </text:list-item>
          </text:list>
        </text:list-item>
        <text:list-item>
          <text:p text:style-name="P27">Bus</text:p>
          <text:list>
            <text:list-item>
              <text:p text:style-name="P24">Check that the bus declares a list of supported protocol by using the <text:span text:style-name="T1">Provided_Virtual_Bus_Class</text:span> property. If this property is not declared, we assume that the bus provides only one protocol, that is the old messages transport layer from Polyorb-HI.</text:p>
            </text:list-item>
          </text:list>
        </text:list-item>
        <text:list-item>
          <text:p text:style-name="P26">Device</text:p>
          <text:list>
            <text:list-item>
              <text:p text:style-name="P24">Check that the device provides a list of supported protocols. This is done by checking that the device defines a list of virtual buses using the Provided_Virtual_Buses property. If no protocol is defined, then, we assume that the device supported only one protocol : the old messages format from PolyORB-HI.</text:p>
            </text:list-item>
            <text:list-item>
              <text:p text:style-name="P24">Check that the bus connected to the device provides at least one virtual bus supported by the device. In other words, check that :</text:p>
              <text:list>
                <text:list-item>
                  <text:list>
                    <text:list-header>
                      <text:p text:style-name="P24"><text:span text:style-name="T1">virtual buses(bus) </text:span><text:span text:style-name="T2">∩ virtual buses (device) ≠ 0</text:span></text:p>
                    </text:list-header>
                  </text:list>
                </text:list-item>
              </text:list>
            </text:list-item>
          </text:list>
        </text:list-item>
        <text:list-item>
          <text:p text:style-name="P26">Connection</text:p>
          <text:list>
            <text:list-item>
              <text:p text:style-name="P24">Check that the connection defines the <text:span text:style-name="T1">Actual_Connection_Binding_Class</text:span> property to a valid virtual bus classifier that represents the implementation of a protocol.</text:p>
            </text:list-item>
            <text:list-item>
              <text:p text:style-name="P24">If the <text:span text:style-name="T1">Actual_Connection_Binding_Class</text:span> property is not defined, we assume that the connection uses the first protocol supported by its associated bus.</text:p>
            </text:list-item>
          </text:list>
        </text:list-item>
      </text:list>
      <text:p text:style-name="Text_20_body"/>
      <text:p text:style-name="Text_20_body"/>
      <text:p text:style-name="Text_20_body"/>
      <text:p text:style-name="Text_20_body"/>
      <text:p text:style-name="Text_20_body"/>
      <text:p text:style-name="Text_20_body"/>
      <text:h text:style-name="Heading_20_2" text:outline-level="2"/>
      <text:h text:style-name="P32" text:outline-level="2">Implementation &amp; code generation</text:h>
      <text:p text:style-name="Text_20_body"><draw:ellipse text:anchor-type="paragraph" draw:z-index="44" draw:style-name="gr10" draw:text-style-name="P44" svg:width="3.077cm" svg:height="1.191cm" svg:x="0.43cm" svg:y="0.012cm"><text:p text:style-name="P38"><text:span text:style-name="T8">AADL model</text:span></text:p></draw:ellipse><draw:custom-shape text:anchor-type="paragraph" draw:z-index="47" draw:style-name="gr13" draw:text-style-name="P38" svg:width="4.396cm" svg:height="1.906cm" svg:x="4.323cm" svg:y="-0.042cm"><text:p text:style-name="P38"><text:span text:style-name="T9">Protocol format</text:span></text:p><text:p text:style-name="P38"><text:span text:style-name="T9">(ASN.1 typ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Text_20_body"><draw:line text:anchor-type="paragraph" draw:z-index="54" draw:style-name="gr14" draw:text-style-name="P38" svg:x1="3.507cm" svg:y1="3.119cm" svg:x2="4.324cm" svg:y2="0.436cm"><text:p/></draw:line></text:p>
      <text:p text:style-name="Standard"><draw:rect text:anchor-type="paragraph" draw:z-index="59" draw:style-name="gr2" draw:text-style-name="P45" svg:width="2.481cm" svg:height="1.059cm" svg:x="0.596cm" svg:y="0.386cm"><text:p text:style-name="P38"><text:span text:style-name="T9">Ocarina</text:span></text:p></draw:rect><draw:line text:anchor-type="paragraph" draw:z-index="60" draw:style-name="gr11" draw:text-style-name="P38" svg:x1="1.886cm" svg:y1="-0.194cm" svg:x2="1.886cm" svg:y2="0.386cm"><text:p/></draw:line><draw:line text:anchor-type="paragraph" draw:z-index="50" draw:style-name="gr11" draw:text-style-name="P38" svg:x1="6.398cm" svg:y1="0.466cm" svg:x2="5.209cm" svg:y2="2.346cm"><text:p/></draw:line></text:p>
      <text:p text:style-name="Standard"><draw:custom-shape text:anchor-type="paragraph" draw:z-index="45" draw:style-name="gr12" draw:text-style-name="P38" svg:width="3.902cm" svg:height="3.243cm" svg:x="0.069cm" svg:y="1.933cm"><text:p text:style-name="P38"><text:span text:style-name="T9">ASN.1 file to map</text:span></text:p><text:p text:style-name="P38"/><text:p>- Ports identifers</text:p><text:p>- Nodes identifiers</text:p><text:p>- AADL entity</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Standard"><draw:line text:anchor-type="paragraph" draw:z-index="51" draw:style-name="gr11" draw:text-style-name="P38" svg:x1="1.886cm" svg:y1="0.471cm" svg:x2="1.886cm" svg:y2="1.446cm"><text:p/></draw:line></text:p>
      <text:p text:style-name="Standard"/>
      <text:p text:style-name="Standard"><draw:rect text:anchor-type="paragraph" draw:z-index="49" draw:style-name="gr2" draw:text-style-name="P45" svg:width="3.671cm" svg:height="1.059cm" draw:transform="rotate (1.5707963267946) translate (4.68488888888889cm 4.06929166666667cm)"><text:p text:style-name="P38"><text:span text:style-name="T9">ASN1Scc</text:span></text:p></draw:rect><draw:custom-shape text:anchor-type="paragraph" draw:z-index="46" draw:style-name="gr13" draw:text-style-name="P38" svg:width="10.394cm" svg:height="7.589cm" svg:x="6.574cm" svg:y="0.222cm"><text:p text:style-name="P38"><text:span text:style-name="T8">user-defined marshallers</text:span><text:span text:style-name="T8"><text:line-break/></text:span><text:span text:style-name="T8">functions (C code)</text:span></text:p><text:p text:style-name="P38"><text:span text:style-name="T9"/></text:p><text:p text:style-name="P39"><text:span text:style-name="T10">- po_hi_myprot_marshall_request</text:span></text:p><text:p text:style-name="P39"><text:span text:style-name="T10">(__po_hi_request_t,</text:span></text:p><text:p text:style-name="P39"><text:span text:style-name="T10">__po_hi_transport_pkt_t);</text:span></text:p><text:p text:style-name="P39"><text:span text:style-name="T10"/></text:p><text:p text:style-name="P39"><text:span text:style-name="T10">- po_hi_myprot_unmarshall_request</text:span></text:p><text:p text:style-name="P39"><text:span text:style-name="T10">(__po_hi_request_t,</text:span></text:p><text:p text:style-name="P39"><text:span text:style-name="T10">__po_hi_transport_pkt_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Standard"/>
      <text:p text:style-name="Standard"/>
      <text:p text:style-name="Standard"/>
      <text:p text:style-name="Standard"><draw:line text:anchor-type="paragraph" draw:z-index="53" draw:style-name="gr11" draw:text-style-name="P38" svg:x1="3.971cm" svg:y1="0.196cm" svg:x2="4.685cm" svg:y2="0.196cm"><text:p/></draw:line></text:p>
      <text:p text:style-name="Standard"/>
      <text:p text:style-name="Standard"/>
      <text:p text:style-name="Standard"/>
      <text:p text:style-name="Standard"><draw:line text:anchor-type="paragraph" draw:z-index="52" draw:style-name="gr11" draw:text-style-name="P38" svg:x1="5.206cm" svg:y1="0.175cm" svg:x2="3.978cm" svg:y2="1.496cm"><text:p/></draw:line></text:p>
      <text:p text:style-name="Standard"><draw:custom-shape text:anchor-type="paragraph" draw:z-index="48" draw:style-name="gr12" draw:text-style-name="P38" svg:width="3.94cm" svg:height="2.996cm" svg:x="0.039cm" svg:y="0.155cm"><text:p text:style-name="P38"><text:span text:style-name="T9">Protocol definition</text:span><text:span text:style-name="T9"><text:line-break/></text:span><text:span text:style-name="T9">(C data types)</text:span></text:p><text:p text:style-name="P38"><text:span text:style-name="T9"/></text:p><text:p text:style-name="P39"><text:span text:style-name="T11">__po_hi_pkt_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Standard"/>
      <text:p text:style-name="Standard"/>
      <text:p text:style-name="Standard"><draw:line text:anchor-type="paragraph" draw:z-index="55" draw:style-name="gr14" draw:text-style-name="P38" svg:x1="3.978cm" svg:y1="0.485cm" svg:x2="6.574cm" svg:y2="0.501cm"><text:p/></draw:line></text:p>
      <text:p text:style-name="Standard"/>
      <text:p text:style-name="Standard"/>
      <text:p text:style-name="Standard"/>
      <text:p text:style-name="Standard"/>
      <text:p text:style-name="Standard"/>
      <text:p text:style-name="Standard"/>
      <text:h text:style-name="Heading_20_3" text:outline-level="3">Generated ASN.1 code</text:h>
      <text:p text:style-name="P2">So, when ocarina generates code, it also generates an ASN.1 file that contains the mapping of deployment information into ASN.1 data types and values. The following information would be mapped:</text:p>
      <text:list xml:id="list31600707" text:style-name="L14">
        <text:list-item>
          <text:p text:style-name="P8">Ports identifiers</text:p>
        </text:list-item>
        <text:list-item>
          <text:p text:style-name="P8">Nodes identifiers</text:p>
        </text:list-item>
        <text:list-item>
          <text:p text:style-name="P8">AADL entities identifiers</text:p>
        </text:list-item>
      </text:list>
      <text:p text:style-name="P2"/>
      <text:p text:style-name="P2">Using these information, developers would be able to design their own marshallers functions to send/receive data. There is an example of such a generated code.</text:p>
      <text:p text:style-name="P2"/>
      <text:p text:style-name="P16">PoHiConf DEFINITIONS AUTOMATIC TAGS ::= BEGIN</text:p>
      <text:p text:style-name="P16"/>
      <text:p text:style-name="P16">Port-T ::= ENUMERATED { port1-sender(0), port2-receiver(1)}</text:p>
      <text:p text:style-name="P16"/>
      <text:p text:style-name="P16">Node-T ::= ENUMERATED { sender(0), receiver(1)}</text:p>
      <text:p text:style-name="P16"/>
      <text:p text:style-name="P16">Entity-T ::= ENUMERATED { task1-sender(0), task2-receiver(1)}</text:p>
      <text:p text:style-name="P16"/>
      <text:p text:style-name="P16">END</text:p>
      <text:p text:style-name="P2"/>
      <text:h text:style-name="Heading_20_3" text:outline-level="3"><text:soft-page-break/>New generated C code</text:h>
      <text:p text:style-name="P2">In addition, the new following code will be generated. This new code constructions are common to all nodes of the generated applications.</text:p>
      <text:list xml:id="list35490283" text:style-name="L15">
        <text:list-item>
          <text:p text:style-name="P9">Type <text:span text:style-name="T4">__po_hi_bus_id_t</text:span></text:p>
        </text:list-item>
        <text:list-item>
          <text:p text:style-name="P9">Global array <text:line-break/><text:span text:style-name="T4">__po_hi_bus_id_t __po_hi_bus_by_global_ports[__PO_HI_NB_PORTS][__PO_HI_NB_PORTS]</text:span></text:p>
        </text:list-item>
        <text:list-item>
          <text:p text:style-name="P9">Array <text:span text:style-name="T5">__po_hi_conf_t __po_hi_bus_configuration [__PO_HI_NB_BUSES]</text:span></text:p>
        </text:list-item>
        <text:list-item>
          <text:p text:style-name="P9">Maccro <text:span text:style-name="T5">__PO_HI_NB_BUSES</text:span></text:p>
        </text:list-item>
      </text:list>
      <text:p text:style-name="P2"/>
      <text:p text:style-name="P2">In addition, PolyORB-HI would introduce the type <text:span text:style-name="T1">__po_hi_bus_conf_t</text:span> that is the definition for the configuration of a bus : its (un)marshalling functions and the size required by build a packet (size required for a buffer).</text:p>
      <text:p text:style-name="P2"/>
      <text:p text:style-name="P2">The type would likely be defined like this:</text:p>
      <text:p text:style-name="P2"/>
      <text:p text:style-name="P15">typedef struct </text:p>
      <text:p text:style-name="P15">{</text:p>
      <text:p text:style-name="P15"><text:s text:c="3"/>void (*marshall) (__po_hi_request_t, char*);</text:p>
      <text:p text:style-name="P15"><text:s text:c="3"/>void (*unmarshall) (__po_hi_request_t, char*);</text:p>
      <text:p text:style-name="P15"><text:s text:c="3"/>uint32_t buffer_size;</text:p>
      <text:p text:style-name="P15">}__po_hi_bus_conf_t;</text:p>
      <text:p text:style-name="P2"/>
      <text:p text:style-name="P2"/>
      <text:p text:style-name="P2"/>
      <text:p text:style-name="P2">There is an example of the additional generated code</text:p>
      <text:p text:style-name="P2"/>
      <text:p text:style-name="P12">#define __PO_HI_NB_BUSES 2</text:p>
      <text:p text:style-name="P12">__po_hi_bus_conf_t __po_hi_buses_configuration[__PO_HI_NB_BUSES] =</text:p>
      <text:p text:style-name="P12">{</text:p>
      <text:p text:style-name="P12"><text:s text:c="4"/>{__po_hi_marshall_request, __po_hi_unmarshall_request, __PO_HI_MESSAGES_MAX_SIZE},</text:p>
      <text:p text:style-name="P12"><text:s text:c="3"/>{marshall_user, unmarshall_user, 40}</text:p>
      <text:p text:style-name="P12">}</text:p>
      <text:p text:style-name="P12"/>
      <text:p text:style-name="P12">typedef enum</text:p>
      <text:p text:style-name="P12">{</text:p>
      <text:p text:style-name="P12"><text:s text:c="3"/>default_bus = 0,</text:p>
      <text:p text:style-name="P12"><text:s text:c="3"/>user_defined = 1,</text:p>
      <text:p text:style-name="P12"><text:s text:c="3"/>invalid_bus = 99,</text:p>
      <text:p text:style-name="P12">}__po_hi_bus_id_t;</text:p>
      <text:p text:style-name="P12"/>
      <text:p text:style-name="P12">/* We assume we have 2 ports in the system */</text:p>
      <text:p text:style-name="P12">__po_hi_bus_id_t __po_hi_bus_by_global_ports</text:p>
      <text:p text:style-name="P12"><text:tab/>[__PO_HI_NB_PORTS][__PO_HI_NB_PORTS]=<text:line-break/><text:tab/>{ <text:tab/>{ invalid_bus, user_defined},</text:p>
      <text:p text:style-name="P12"><text:s text:c="2"/><text:tab/><text:tab/>{user_defined, invalid_bus}};</text:p>
      <text:p text:style-name="P14"/>
      <text:p text:style-name="Standard"/>
      <text:h text:style-name="Heading_20_3" text:outline-level="3"><text:soft-page-break/>New PolyORB-HI functions</text:h>
      <text:p text:style-name="Standard">The following functions will be introduced in PolyORB-HI, in order to get bus configuration information for each ports and get the information from the new generated code:</text:p>
      <text:list xml:id="list36240851" text:style-name="L16">
        <text:list-item>
          <text:p text:style-name="P11"><text:span text:style-name="T5">__po_hi_bus_id_t __po_hi_get_bus_id (__po_hi_port_t from, __po_hi_port_t to)</text:span>: returns the bus to be used to connect port from and port to</text:p>
        </text:list-item>
        <text:list-item>
          <text:p text:style-name="P11"><text:span text:style-name="T4">__po_hi_bus_conf_t __po_hi_get_bus_conf (__po_hi_bus_id_t id)</text:span>: returns the configuration of the bus given as parameter</text:p>
        </text:list-item>
      </text:list>
      <text:p text:style-name="Standard"/>
      <text:h text:style-name="P33" text:outline-level="3">New sequence call</text:h>
      <text:p text:style-name="Standard">This is the new sequence call that would happen to transport a data from one task to another.</text:p>
      <text:p text:style-name="Standard"/>
      <text:p text:style-name="Standard"><draw:rect text:anchor-type="paragraph" draw:z-index="62" draw:style-name="gr6" draw:text-style-name="P40" svg:width="7.937cm" svg:height="2.218cm" svg:x="8.932cm" svg:y="0.005cm"><text:p text:style-name="P39"><text:span text:style-name="T1">po_hi_transport_send </text:span></text:p><text:p text:style-name="P39"><text:span text:style-name="T1">(__po_hi_task_id tid,</text:span></text:p><text:p text:style-name="P39"><text:span text:style-name="T1"><text:s/></text:span><text:span text:style-name="T1">__po_hi_global_port_t pid)</text:span></text:p></draw:rect><draw:line text:anchor-type="paragraph" draw:z-index="65" draw:style-name="gr8" draw:text-style-name="P38" svg:x1="1.39cm" svg:y1="0.072cm" svg:x2="1.39cm" svg:y2="5.826cm"><text:p/></draw:line><draw:rect text:anchor-type="paragraph" draw:z-index="71" draw:style-name="gr10" draw:text-style-name="P41" svg:width="6.252cm" svg:height="2.349cm" svg:x="1.753cm" svg:y="0.072cm"><text:p text:style-name="P39"><text:span text:style-name="T4">__po_hi_gqueue_store_out</text:span><text:span text:style-name="T4"><text:line-break/></text:span><text:span text:style-name="T4">(__po_hi_task_id task,</text:span></text:p><text:p text:style-name="P39"><text:span text:style-name="T4"><text:s/></text:span><text:span text:style-name="T4">__po_hi_local_port_t port,</text:span></text:p><text:p text:style-name="P39"><text:span text:style-name="T4"><text:s/></text:span><text:span text:style-name="T4">__po_hi_request_t* request);</text:span></text:p></draw:rect><draw:rect text:anchor-type="paragraph" draw:z-index="84" draw:style-name="gr2" draw:text-style-name="P43" svg:width="5.855cm" svg:height="1.026cm" draw:transform="rotate (1.5707963267946) translate (-0.0635cm 5.89315277777778cm)"><text:p text:style-name="P38"><text:span text:style-name="T7">Called by the sending task</text:span><text:span text:style-name="T7"><text:line-break/></text:span><text:span text:style-name="T7">(application-level task)</text:span></text:p></draw:rect></text:p>
      <text:p text:style-name="Standard"/>
      <text:p text:style-name="Standard"><draw:line text:anchor-type="paragraph" draw:z-index="74" draw:style-name="gr11" draw:text-style-name="P38" svg:x1="8.005cm" svg:y1="0.355cm" svg:x2="8.933cm" svg:y2="0.355cm"><text:p/></draw:line></text:p>
      <text:p text:style-name="Standard"/>
      <text:p text:style-name="Standard"><draw:line text:anchor-type="paragraph" draw:z-index="75" draw:style-name="gr11" draw:text-style-name="P38" svg:x1="12.668cm" svg:y1="0.275cm" svg:x2="12.668cm" svg:y2="1.614cm"><text:p/></draw:line></text:p>
      <text:p text:style-name="Standard"/>
      <text:p text:style-name="Standard"/>
      <text:p text:style-name="Standard"><draw:rect text:anchor-type="paragraph" draw:z-index="63" draw:style-name="gr6" draw:text-style-name="P41" svg:width="4.07cm" svg:height="2.299cm" svg:x="2.879cm" svg:y="0.12cm"><text:p text:style-name="P39"><text:span text:style-name="T4">write</text:span><text:span text:style-name="T4"><text:line-break/></text:span><text:span text:style-name="T4">(int fd,</text:span><text:span text:style-name="T4"><text:line-break/></text:span><text:span text:style-name="T4">char* buf,</text:span><text:span text:style-name="T4"><text:line-break/></text:span><text:span text:style-name="T4">marshalling_size);</text:span></text:p></draw:rect><draw:rect text:anchor-type="paragraph" draw:z-index="67" draw:style-name="gr9" draw:text-style-name="P41" svg:width="7.675cm" svg:height="2.299cm" svg:x="8.962cm" svg:y="0.153cm"><text:p text:style-name="P39"><text:span text:style-name="T4">bus_dependent_marshall_request</text:span></text:p><text:p text:style-name="P39"><text:span text:style-name="T4">(__po_hi_request_t request,</text:span></text:p><text:p text:style-name="P39"><text:span text:style-name="T4">char* buf);</text:span></text:p></draw:rect></text:p>
      <text:p text:style-name="Standard"/>
      <text:p text:style-name="Standard"><draw:line text:anchor-type="paragraph" draw:z-index="76" draw:style-name="gr11" draw:text-style-name="P38" svg:x1="8.962cm" svg:y1="0.386cm" svg:x2="6.948cm" svg:y2="0.386cm"><text:p/></draw:line></text:p>
      <text:p text:style-name="Standard"/>
      <text:p text:style-name="Standard"><draw:line text:anchor-type="paragraph" draw:z-index="79" draw:style-name="gr11" draw:text-style-name="P38" svg:x1="4.796cm" svg:y1="0.471cm" svg:x2="6.615cm" svg:y2="1.233cm"><text:p/></draw:line></text:p>
      <text:p text:style-name="Standard"><draw:custom-shape text:anchor-type="paragraph" draw:z-index="64" draw:style-name="gr7" draw:text-style-name="P38" svg:width="5.187cm" svg:height="2.188cm" svg:x="5.87cm" svg:y="0.459cm"><text:p text:style-name="P38">Network/bus</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Standard"/>
      <text:p text:style-name="Standard"/>
      <text:p text:style-name="Standard"><draw:rect text:anchor-type="paragraph" draw:z-index="85" draw:style-name="gr2" draw:text-style-name="P43" svg:width="6.391cm" svg:height="1.026cm" draw:transform="rotate (1.5707963267946) translate (-0.0635cm 6.86681944444444cm)"><text:p text:style-name="P38"><text:span text:style-name="T7">Called by the poller of the driver</text:span></text:p><text:p text:style-name="P38"><text:span text:style-name="T7">(architecture-level task)</text:span></text:p></draw:rect></text:p>
      <text:p text:style-name="Standard"><draw:line text:anchor-type="paragraph" draw:z-index="80" draw:style-name="gr11" draw:text-style-name="P38" svg:x1="6.186cm" svg:y1="0.22cm" svg:x2="4.895cm" svg:y2="0.971cm"><text:p/></draw:line></text:p>
      <text:p text:style-name="Standard"><draw:rect text:anchor-type="paragraph" draw:z-index="66" draw:style-name="gr6" draw:text-style-name="P41" svg:width="5.393cm" svg:height="2.299cm" svg:x="1.423cm" svg:y="0.485cm"><text:p text:style-name="P39"><text:span text:style-name="T4">recv</text:span><text:span text:style-name="T4"><text:line-break/></text:span><text:span text:style-name="T4">(int fd,</text:span><text:span text:style-name="T4"><text:line-break/></text:span><text:span text:style-name="T4">char* buf,</text:span><text:span text:style-name="T4"><text:line-break/></text:span><text:span text:style-name="T4">max_marshalling_size);</text:span></text:p></draw:rect><draw:rect text:anchor-type="paragraph" draw:z-index="68" draw:style-name="gr9" draw:text-style-name="P41" svg:width="7.675cm" svg:height="2.299cm" svg:x="8.763cm" svg:y="0.485cm"><text:p text:style-name="P39"><text:span text:style-name="T4">bus_dependent_unmarshall_request</text:span></text:p><text:p text:style-name="P39"><text:span text:style-name="T4">(__po_hi_request_t request,</text:span></text:p><text:p text:style-name="P39"><text:span text:style-name="T4">Char* buf);</text:span></text:p></draw:rect></text:p>
      <text:p text:style-name="Standard"/>
      <text:p text:style-name="Standard"/>
      <text:p text:style-name="Standard"><draw:line text:anchor-type="paragraph" draw:z-index="77" draw:style-name="gr11" draw:text-style-name="P38" svg:x1="6.816cm" svg:y1="0.191cm" svg:x2="8.763cm" svg:y2="0.191cm"><text:p/></draw:line></text:p>
      <text:p text:style-name="Standard"/>
      <text:p text:style-name="Standard"><draw:line text:anchor-type="paragraph" draw:z-index="78" draw:style-name="gr11" draw:text-style-name="P38" svg:x1="12.337cm" svg:y1="0.349cm" svg:x2="12.337cm" svg:y2="0.838cm"><text:p/></draw:line></text:p>
      <text:p text:style-name="Standard"><draw:rect text:anchor-type="paragraph" draw:z-index="69" draw:style-name="gr9" draw:text-style-name="P41" svg:width="6.647cm" svg:height="2.184cm" svg:x="10.155cm" svg:y="0.351cm"><text:p text:style-name="P39"><text:span text:style-name="T4">__po_hi_main_deliver</text:span></text:p><text:p text:style-name="P39"><text:span text:style-name="T4"><text:s text:c="3"/></text:span><text:span text:style-name="T4">(__po_hi_request_t request);</text:span></text:p></draw:rect><draw:rect text:anchor-type="paragraph" draw:z-index="70" draw:style-name="gr10" draw:text-style-name="P41" svg:width="6.815cm" svg:height="2.05cm" svg:x="1.455cm" svg:y="0.386cm"><text:p text:style-name="P39"><text:span text:style-name="T4">__po_hi_gqueue_store_in</text:span><text:span text:style-name="T4"><text:line-break/></text:span><text:span text:style-name="T4">(__po_hi_task_id task,</text:span></text:p><text:p text:style-name="P39"><text:span text:style-name="T4"><text:s/></text:span><text:span text:style-name="T4">__po_hi_local_port_t port,</text:span></text:p><text:p text:style-name="P39"><text:span text:style-name="T4"><text:s/></text:span><text:span text:style-name="T4">__po_hi_request_t* request);</text:span></text:p></draw:rect></text:p>
      <text:p text:style-name="Standard"/>
      <text:p text:style-name="Standard"><draw:line text:anchor-type="paragraph" draw:z-index="81" draw:style-name="gr11" draw:text-style-name="P38" svg:x1="10.155cm" svg:y1="0.469cm" svg:x2="8.269cm" svg:y2="0.469cm"><text:p/></draw:line></text:p>
      <text:p text:style-name="Standard"/>
      <text:p text:style-name="Standard"/>
      <text:p text:style-name="Standard"><draw:line text:anchor-type="paragraph" draw:z-index="82" draw:style-name="gr11" draw:text-style-name="P38" svg:x1="4.763cm" svg:y1="0.002cm" svg:x2="4.797cm" svg:y2="4.165cm"><text:p/></draw:line></text:p>
      <text:p text:style-name="Standard"><draw:rect text:anchor-type="paragraph" draw:z-index="86" draw:style-name="gr2" draw:text-style-name="P43" svg:width="5.855cm" svg:height="1.026cm" draw:transform="rotate (1.5707963267946) translate (-0.0635cm 7.1755cm)"><text:p text:style-name="P38"><text:span text:style-name="T7">Called by the receiving task</text:span><text:span text:style-name="T7"><text:line-break/></text:span><text:span text:style-name="T7">(application-level task)</text:span></text:p></draw:rect></text:p>
      <text:p text:style-name="Standard"/>
      <text:p text:style-name="Standard"/>
      <text:p text:style-name="Standard"/>
      <text:p text:style-name="Standard"/>
      <text:p text:style-name="Standard"><draw:rect text:anchor-type="paragraph" draw:z-index="72" draw:style-name="gr10" draw:text-style-name="P41" svg:width="6.815cm" svg:height="2.05cm" svg:x="1.392cm" svg:y="1.244cm"><text:p text:style-name="P39"><text:span text:style-name="T4">__po_hi_gqueue_get_value</text:span><text:span text:style-name="T4"><text:line-break/></text:span><text:span text:style-name="T4">(__po_hi_task_id task,</text:span></text:p><text:p text:style-name="P39"><text:span text:style-name="T4"><text:s/></text:span><text:span text:style-name="T4">__po_hi_local_port_t port,</text:span></text:p><text:p text:style-name="P39"><text:span text:style-name="T4"><text:s/></text:span><text:span text:style-name="T4">__po_hi_request_t* request);</text:span></text:p></draw:rect><draw:rect text:anchor-type="paragraph" draw:z-index="73" draw:style-name="gr2" draw:text-style-name="P42" svg:width="7.707cm" svg:height="2.05cm" svg:x="9.063cm" svg:y="1.259cm"><text:p text:style-name="P39"><text:span text:style-name="T6">call to application functions</text:span></text:p></draw:rect></text:p>
      <text:p text:style-name="Standard"/>
      <text:p text:style-name="Standard"><draw:line text:anchor-type="paragraph" draw:z-index="83" draw:style-name="gr11" draw:text-style-name="P38" svg:x1="8.206cm" svg:y1="1.141cm" svg:x2="9.063cm" svg:y2="1.141cm"><text:p/></draw:line></text:p>
      <text:p text:style-name="Standard"/>
      <text:p text:style-name="Standard"/>
      <text:p text:style-name="Standard"/>
      <text:p text:style-name="Standard"/>
      <text:p text:style-name="Standard"><draw:line text:anchor-type="paragraph" draw:z-index="87" draw:style-name="gr1" draw:text-style-name="P38" svg:x1="-0.064cm" svg:y1="-4.949cm" svg:x2="16.834cm" svg:y2="-4.958cm"><text:p/></draw:line></text:p>
      <text:p text:style-name="Standard"/>
      <text:p text:style-name="Standard"><draw:line text:anchor-type="paragraph" draw:z-index="61" draw:style-name="gr1" draw:text-style-name="P38" svg:x1="-0.064cm" svg:y1="-13.95cm" svg:x2="16.834cm" svg:y2="-13.959cm"><text:p/></draw:line></text:p>
      <text:p text:style-name="Standard"><draw:rect text:anchor-type="paragraph" draw:z-index="88" draw:style-name="gr10" draw:text-style-name="P38" svg:width="5.225cm" svg:height="1.223cm" svg:x="0.332cm" svg:y="0.418cm"><text:p text:style-name="P38">Runtime code (PolyORB-HI)</text:p></draw:rect><draw:rect text:anchor-type="paragraph" draw:z-index="89" draw:style-name="gr9" draw:text-style-name="P38" svg:width="5.225cm" svg:height="1.223cm" svg:x="6.152cm" svg:y="0.365cm"><text:p text:style-name="P38">Generated code from AADL</text:p></draw:rect><draw:rect text:anchor-type="paragraph" draw:z-index="90" draw:style-name="gr6" draw:text-style-name="P38" svg:width="4.961cm" svg:height="1.223cm" svg:x="11.875cm" svg:y="0.376cm"><text:p text:style-name="P38">Driver-dependent code</text:p></draw:rect></text:p>
      <text:p text:style-name="Standard"/>
      <text:p text:style-name="Standard"/>
      <text:p text:style-name="Standard"/>
      <text:h text:style-name="P31" text:outline-level="1"><text:soft-page-break/></text:h>
      <text:h text:style-name="Heading_20_2" text:outline-level="2">Potential issues of proposed implementation</text:h>
      <text:list xml:id="list36329119" text:style-name="L17">
        <text:list-item>
          <text:p text:style-name="P25">As a poller task is associated with a driver and then, can be bound to multiple protocols (several virtual buses), it may receives data from different sizes. In that case, the way the received size is handled is dependent from the driver and each implementation should handle that by its 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1131 902" svg:d="m564 0-564 902h1131z"/>
    <draw:marker draw:name="Arrowheads_20_2" draw:display-name="Arrowheads 2"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lange Julien</meta:initial-creator>
    <meta:creation-date>2011-05-11T17:36:16.35</meta:creation-date>
    <dc:date>2011-05-13T17:13:01.28</dc:date>
    <dc:creator>Delange Julien</dc:creator>
    <meta:editing-duration>PT29H10M14S</meta:editing-duration>
    <meta:editing-cycles>30</meta:editing-cycles>
    <meta:generator>OpenOffice.org/3.2$Win32 OpenOffice.org_project/320m12$Build-9483</meta:generator>
    <meta:printed-by>Delange Julien</meta:printed-by>
    <meta:print-date>2011-05-13T14:47:01.66</meta:print-date>
    <meta:document-statistic meta:table-count="1" meta:image-count="0" meta:object-count="0" meta:page-count="13" meta:paragraph-count="230" meta:word-count="1842" meta:character-count="13100"/>
  </office:meta>
</office:document-meta>
</file>